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24-02-05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22-02-09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20-01-28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19-02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18-01-10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17-02-02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16-01-28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15-02-0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14-03-10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66</text:p>
          </table:table-cell>
          <table:table-cell office:value-type="string" calcext:value-type="string">
            <text:p>GARWELL-064</text:p>
          </table:table-cell>
          <table:table-cell office:value-type="string" calcext:value-type="string">
            <text:p>2013-11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